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Noto Serif" svg:font-family="'Noto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master-page-name="First_20_Page">
      <style:paragraph-properties fo:text-align="center" style:justify-single-word="false" style:page-number="auto"/>
      <style:text-properties officeooo:rsid="001cd5cb" officeooo:paragraph-rsid="001cd5cb"/>
    </style:style>
    <style:style style:name="P2" style:family="paragraph" style:parent-style-name="Standard">
      <style:paragraph-properties fo:text-align="center" style:justify-single-word="false"/>
      <style:text-properties officeooo:rsid="001cd5cb" officeooo:paragraph-rsid="001cd5cb"/>
    </style:style>
    <style:style style:name="P3" style:family="paragraph" style:parent-style-name="Standard">
      <style:paragraph-properties fo:text-align="center" style:justify-single-word="false"/>
      <style:text-properties fo:font-weight="bold" officeooo:rsid="0075fdc3" officeooo:paragraph-rsid="0075fdc3" style:font-weight-asian="bold" style:font-weight-complex="bold"/>
    </style:style>
    <style:style style:name="P4" style:family="paragraph" style:parent-style-name="Standard">
      <style:paragraph-properties fo:text-align="center" style:justify-single-word="false"/>
      <style:text-properties fo:font-weight="bold" officeooo:rsid="001cd5cb" officeooo:paragraph-rsid="001cd5cb" style:font-weight-asian="bold" style:font-weight-complex="bold"/>
    </style:style>
    <style:style style:name="P5" style:family="paragraph" style:parent-style-name="Standard">
      <style:paragraph-properties fo:line-height="200%" fo:text-align="center" style:justify-single-word="false"/>
      <style:text-properties fo:font-weight="normal" officeooo:rsid="001cd5cb" officeooo:paragraph-rsid="001cd5cb" style:font-weight-asian="normal" style:font-weight-complex="normal"/>
    </style:style>
    <style:style style:name="P6" style:family="paragraph" style:parent-style-name="Standard">
      <style:paragraph-properties fo:line-height="200%" fo:text-align="start" style:justify-single-word="false" style:writing-mode="lr-tb"/>
      <style:text-properties fo:font-style="normal" fo:font-weight="normal" officeooo:rsid="002960d0" officeooo:paragraph-rsid="0056a052" style:font-style-asian="normal" style:font-weight-asian="normal" style:font-style-complex="normal" style:font-weight-complex="normal"/>
    </style:style>
    <style:style style:name="P7" style:family="paragraph" style:parent-style-name="Standard">
      <style:paragraph-properties fo:line-height="200%" fo:text-align="start" style:justify-single-word="false" fo:break-before="page" style:writing-mode="lr-tb"/>
      <style:text-properties fo:font-style="normal" fo:font-weight="normal" officeooo:rsid="0043c6ca" officeooo:paragraph-rsid="0075fdc3" style:font-style-asian="normal" style:font-weight-asian="normal" style:font-style-complex="normal" style:font-weight-complex="normal"/>
    </style:style>
    <style:style style:name="P8" style:family="paragraph" style:parent-style-name="Standard">
      <style:paragraph-properties fo:line-height="200%" fo:text-align="start" style:justify-single-word="false" style:writing-mode="lr-tb"/>
      <style:text-properties fo:font-style="normal" fo:font-weight="normal" officeooo:rsid="0043c6ca" officeooo:paragraph-rsid="0075fdc3" style:font-style-asian="normal" style:font-weight-asian="normal" style:font-style-complex="normal" style:font-weight-complex="normal"/>
    </style:style>
    <style:style style:name="P9" style:family="paragraph" style:parent-style-name="Footnote">
      <style:text-properties officeooo:rsid="00810933" officeooo:paragraph-rsid="00810933"/>
    </style:style>
    <style:style style:name="P10" style:family="paragraph" style:parent-style-name="Footnote">
      <style:text-properties officeooo:rsid="007c938c" officeooo:paragraph-rsid="007f0597"/>
    </style:style>
    <style:style style:name="P11" style:family="paragraph" style:parent-style-name="Footnote">
      <style:text-properties officeooo:rsid="007b3bed" officeooo:paragraph-rsid="007b3bed"/>
    </style:style>
    <style:style style:name="P12" style:family="paragraph" style:parent-style-name="Footnote">
      <style:text-properties officeooo:rsid="007d0871" officeooo:paragraph-rsid="007d0871"/>
    </style:style>
    <style:style style:name="P13" style:family="paragraph" style:parent-style-name="Footnote">
      <style:paragraph-properties style:writing-mode="lr-tb"/>
      <style:text-properties officeooo:rsid="007d1b25" officeooo:paragraph-rsid="007d1b25"/>
    </style:style>
    <style:style style:name="P14" style:family="paragraph" style:parent-style-name="Standard">
      <style:paragraph-properties fo:line-height="200%" fo:text-align="start" style:justify-single-word="false" style:writing-mode="lr-tb"/>
      <style:text-properties officeooo:paragraph-rsid="007f0597"/>
    </style:style>
    <style:style style:name="P15" style:family="paragraph" style:parent-style-name="Footnote">
      <style:text-properties officeooo:rsid="007d1f0e" officeooo:paragraph-rsid="007d1f0e"/>
    </style:style>
    <style:style style:name="P16" style:family="paragraph" style:parent-style-name="Footnote">
      <style:text-properties officeooo:rsid="007d9007" officeooo:paragraph-rsid="007d9007"/>
    </style:style>
    <style:style style:name="P17" style:family="paragraph" style:parent-style-name="Standard">
      <style:paragraph-properties fo:line-height="200%" fo:text-align="start" style:justify-single-word="false" style:writing-mode="lr-tb"/>
      <style:text-properties fo:font-style="normal" fo:font-weight="normal" officeooo:rsid="007d1f0e" officeooo:paragraph-rsid="0088a37f" style:font-style-asian="normal" style:font-weight-asian="normal" style:font-style-complex="normal" style:font-weight-complex="normal"/>
    </style:style>
    <style:style style:name="P18" style:family="paragraph" style:parent-style-name="Footnote">
      <style:text-properties officeooo:rsid="007f0597" officeooo:paragraph-rsid="007f0597"/>
    </style:style>
    <style:style style:name="P19" style:family="paragraph" style:parent-style-name="Standard" style:master-page-name="">
      <loext:graphic-properties draw:fill="none"/>
      <style:paragraph-properties fo:margin-left="0.5in" fo:margin-right="0in" fo:line-height="115%" fo:text-align="start" style:justify-single-word="false" fo:text-indent="0in" style:auto-text-indent="false" style:page-number="auto" fo:background-color="transparent" style:writing-mode="lr-tb"/>
      <style:text-properties fo:font-style="normal" fo:font-weight="normal" officeooo:rsid="007d1f0e" officeooo:paragraph-rsid="007f0597" style:font-style-asian="normal" style:font-weight-asian="normal" style:font-style-complex="normal" style:font-weight-complex="normal"/>
    </style:style>
    <style:style style:name="P20" style:family="paragraph" style:parent-style-name="Standard">
      <loext:graphic-properties draw:fill="none"/>
      <style:paragraph-properties fo:margin-left="0.5in" fo:margin-right="0in" fo:line-height="115%" fo:text-align="start" style:justify-single-word="false" fo:text-indent="0in" style:auto-text-indent="false" fo:background-color="transparent" style:writing-mode="lr-tb"/>
      <style:text-properties fo:font-style="normal" fo:font-weight="normal" officeooo:rsid="007d1f0e" officeooo:paragraph-rsid="007f0597" style:font-style-asian="normal" style:font-weight-asian="normal" style:font-style-complex="normal" style:font-weight-complex="normal"/>
    </style:style>
    <style:style style:name="P21" style:family="paragraph" style:parent-style-name="Standard" style:master-page-name="">
      <loext:graphic-properties draw:fill="none"/>
      <style:paragraph-properties fo:margin-left="0in" fo:margin-right="0in" fo:line-height="200%" fo:text-align="start" style:justify-single-word="false" fo:text-indent="0in" style:auto-text-indent="false" style:page-number="auto" fo:background-color="transparent" style:writing-mode="lr-tb"/>
      <style:text-properties fo:font-style="normal" fo:font-weight="normal" officeooo:rsid="007f2a06" officeooo:paragraph-rsid="007f2a06" style:font-style-asian="normal" style:font-weight-asian="normal" style:font-style-complex="normal" style:font-weight-complex="normal"/>
    </style:style>
    <style:style style:name="P22"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writing-mode="lr-tb"/>
      <style:text-properties fo:font-style="normal" fo:font-weight="normal" officeooo:rsid="007f2a06" officeooo:paragraph-rsid="007f2a06" style:font-style-asian="normal" style:font-weight-asian="normal" style:font-style-complex="normal" style:font-weight-complex="normal"/>
    </style:style>
    <style:style style:name="P23" style:family="paragraph" style:parent-style-name="Footnote">
      <style:text-properties officeooo:rsid="008acab0" officeooo:paragraph-rsid="008acab0"/>
    </style:style>
    <style:style style:name="P24" style:family="paragraph" style:parent-style-name="Footnote">
      <style:text-properties officeooo:rsid="0082817f" officeooo:paragraph-rsid="0082817f"/>
    </style:style>
    <style:style style:name="P25" style:family="paragraph" style:parent-style-name="Footnote">
      <style:text-properties officeooo:rsid="00845d2e" officeooo:paragraph-rsid="00845d2e"/>
    </style:style>
    <style:style style:name="P26" style:family="paragraph" style:parent-style-name="Footnote">
      <style:text-properties officeooo:rsid="008a4997" officeooo:paragraph-rsid="008a4997"/>
    </style:style>
    <style:style style:name="P27" style:family="paragraph" style:parent-style-name="Footnote">
      <style:text-properties officeooo:rsid="0088d8d2" officeooo:paragraph-rsid="0088d8d2"/>
    </style:style>
    <style:style style:name="P28" style:family="paragraph" style:parent-style-name="Footnote">
      <style:text-properties officeooo:paragraph-rsid="008a4997"/>
    </style:style>
    <style:style style:name="P29" style:family="paragraph" style:parent-style-name="Footnote">
      <style:text-properties officeooo:rsid="008f1d0b" officeooo:paragraph-rsid="008f1d0b"/>
    </style:style>
    <style:style style:name="P30" style:family="paragraph" style:parent-style-name="Footnote">
      <style:text-properties officeooo:rsid="008c36da" officeooo:paragraph-rsid="008c36da"/>
    </style:style>
    <style:style style:name="P31" style:family="paragraph" style:parent-style-name="Footnote">
      <style:text-properties officeooo:rsid="008dcb89" officeooo:paragraph-rsid="008dcb89"/>
    </style:style>
    <style:style style:name="P32" style:family="paragraph" style:parent-style-name="Text_20_body">
      <style:paragraph-properties fo:line-height="200%" fo:text-align="center" style:justify-single-word="false" fo:break-before="page"/>
      <style:text-properties fo:font-style="normal" fo:font-weight="normal" officeooo:rsid="00397d5c" officeooo:paragraph-rsid="00397d5c" style:font-style-asian="normal" style:font-weight-asian="normal" style:font-style-complex="normal" style:font-weight-complex="normal"/>
    </style:style>
    <style:style style:name="P33" style:family="paragraph" style:parent-style-name="Text_20_body" style:master-page-name="">
      <loext:graphic-properties draw:fill="none"/>
      <style:paragraph-properties fo:margin-left="0.5in" fo:margin-right="0in" fo:margin-top="0in" fo:margin-bottom="0.0972in" style:contextual-spacing="false" fo:line-height="100%" fo:text-align="start" style:justify-single-word="false" fo:text-indent="-0.5in" style:auto-text-indent="false" style:page-number="auto" fo:background-color="transparent">
        <style:tab-stops>
          <style:tab-stop style:position="0.439in"/>
        </style:tab-stops>
      </style:paragraph-properties>
      <style:text-properties fo:font-weight="normal" officeooo:rsid="00794b43" officeooo:paragraph-rsid="007f0597" style:font-weight-asian="normal" style:font-weight-complex="normal"/>
    </style:style>
    <style:style style:name="P34"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in" style:auto-text-indent="false" fo:background-color="transparent">
        <style:tab-stops>
          <style:tab-stop style:position="0.439in"/>
        </style:tab-stops>
      </style:paragraph-properties>
      <style:text-properties fo:font-style="normal" style:text-underline-style="none" fo:font-weight="normal" officeooo:rsid="0053182a" officeooo:paragraph-rsid="00794b43" style:font-style-asian="normal" style:font-weight-asian="normal" style:font-style-complex="normal" style:font-weight-complex="normal"/>
    </style:style>
    <style:style style:name="P35"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810933" officeooo:paragraph-rsid="00810933" style:font-style-asian="normal" style:font-weight-asian="normal" style:font-style-complex="normal" style:font-weight-complex="normal"/>
    </style:style>
    <style:style style:name="P36" style:family="paragraph" style:parent-style-name="Text_20_body" style:master-page-name="">
      <loext:graphic-properties draw:fill="none"/>
      <style:paragraph-properties fo:margin-left="0.5in" fo:margin-right="0in" fo:margin-top="0in" fo:margin-bottom="0.0972in" style:contextual-spacing="false" fo:line-height="100%" fo:text-align="start" style:justify-single-word="false" fo:text-indent="-0.5in" style:auto-text-indent="false" style:page-number="auto" fo:background-color="transparent">
        <style:tab-stops>
          <style:tab-stop style:position="0.439in"/>
        </style:tab-stops>
      </style:paragraph-properties>
      <style:text-properties fo:font-weight="normal" officeooo:rsid="00794b43" officeooo:paragraph-rsid="008dcb89" style:font-weight-asian="normal" style:font-weight-complex="normal"/>
    </style:style>
    <style:style style:name="P37"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weight="normal" officeooo:rsid="00794b43" officeooo:paragraph-rsid="008dcb89" style:font-weight-asian="normal" style:font-weight-complex="normal"/>
    </style:style>
    <style:style style:name="P38"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7b3bed" officeooo:paragraph-rsid="00794b43" style:font-style-asian="normal" style:font-weight-asian="normal" style:font-style-complex="normal" style:font-weight-complex="normal"/>
    </style:style>
    <style:style style:name="P39"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in" style:auto-text-indent="false" fo:background-color="transparent">
        <style:tab-stops>
          <style:tab-stop style:position="0.439in"/>
        </style:tab-stops>
      </style:paragraph-properties>
      <style:text-properties fo:font-style="normal" style:text-underline-style="none" fo:font-weight="normal" officeooo:rsid="0053182a" officeooo:paragraph-rsid="0053182a" style:font-style-asian="normal" style:font-weight-asian="normal" style:font-style-complex="normal" style:font-weight-complex="normal"/>
    </style:style>
    <style:style style:name="P40"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53182a" officeooo:paragraph-rsid="0053182a" style:font-style-asian="normal" style:font-weight-asian="normal" style:font-style-complex="normal" style:font-weight-complex="normal"/>
    </style:style>
    <style:style style:name="P41"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7d9007" officeooo:paragraph-rsid="008dcb89" style:font-style-asian="normal" style:font-weight-asian="normal" style:font-style-complex="normal" style:font-weight-complex="normal"/>
    </style:style>
    <style:style style:name="P42"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7d1b25" officeooo:paragraph-rsid="008dcb89" style:font-style-asian="normal" style:font-weight-asian="normal" style:font-style-complex="normal" style:font-weight-complex="normal"/>
    </style:style>
    <style:style style:name="P43"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7d1b25" officeooo:paragraph-rsid="007d1b25" style:font-style-asian="normal" style:font-weight-asian="normal" style:font-style-complex="normal" style:font-weight-complex="normal"/>
    </style:style>
    <style:style style:name="P44"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7d9007" officeooo:paragraph-rsid="007d9007" style:font-style-asian="normal" style:font-weight-asian="normal" style:font-style-complex="normal" style:font-weight-complex="normal"/>
    </style:style>
    <style:style style:name="T1" style:family="text">
      <style:text-properties officeooo:rsid="0075fdc3"/>
    </style:style>
    <style:style style:name="T2" style:family="text">
      <style:text-properties officeooo:rsid="00769593"/>
    </style:style>
    <style:style style:name="T3" style:family="text">
      <style:text-properties officeooo:rsid="00783cc2"/>
    </style:style>
    <style:style style:name="T4" style:family="text">
      <style:text-properties style:text-position="super 58%" officeooo:rsid="00783cc2"/>
    </style:style>
    <style:style style:name="T5" style:family="text">
      <style:text-properties officeooo:rsid="007d1f0e"/>
    </style:style>
    <style:style style:name="T6" style:family="text">
      <style:text-properties officeooo:rsid="00790de7"/>
    </style:style>
    <style:style style:name="T7" style:family="text">
      <style:text-properties officeooo:rsid="007d9007"/>
    </style:style>
    <style:style style:name="T8" style:family="text">
      <style:text-properties officeooo:rsid="00794b43"/>
    </style:style>
    <style:style style:name="T9" style:family="text">
      <style:text-properties officeooo:rsid="007c938c"/>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fo:font-style="normal" officeooo:rsid="007f0597" style:font-size-asian="10pt" style:font-style-asian="normal" style:font-size-complex="10pt" style:font-style-complex="normal"/>
    </style:style>
    <style:style style:name="T13" style:family="text">
      <style:text-properties fo:font-style="normal" style:font-style-asian="normal" style:font-style-complex="normal"/>
    </style:style>
    <style:style style:name="T14" style:family="text">
      <style:text-properties officeooo:rsid="007b3bed"/>
    </style:style>
    <style:style style:name="T15" style:family="text">
      <style:text-properties fo:font-style="italic" officeooo:rsid="007c938c" style:font-style-asian="italic" style:font-style-complex="italic"/>
    </style:style>
    <style:style style:name="T16" style:family="text">
      <style:text-properties officeooo:rsid="007f0597"/>
    </style:style>
    <style:style style:name="T17" style:family="text">
      <style:text-properties fo:font-style="italic" style:font-style-asian="italic" style:font-style-complex="italic"/>
    </style:style>
    <style:style style:name="T18" style:family="text">
      <style:text-properties officeooo:rsid="008c36da"/>
    </style:style>
    <style:style style:name="T19" style:family="text">
      <style:text-properties officeooo:rsid="007d0871"/>
    </style:style>
    <style:style style:name="T20" style:family="text">
      <style:text-properties officeooo:rsid="007d1b25"/>
    </style:style>
    <style:style style:name="T21" style:family="text">
      <style:text-properties fo:font-style="normal" fo:font-weight="normal" officeooo:rsid="0043c6ca" style:font-style-asian="normal" style:font-weight-asian="normal" style:font-style-complex="normal" style:font-weight-complex="normal"/>
    </style:style>
    <style:style style:name="T22" style:family="text">
      <style:text-properties fo:font-style="normal" fo:font-weight="normal" officeooo:rsid="007d1b25" style:font-style-asian="normal" style:font-weight-asian="normal" style:font-style-complex="normal" style:font-weight-complex="normal"/>
    </style:style>
    <style:style style:name="T23" style:family="text">
      <style:text-properties fo:font-style="italic" fo:font-weight="normal" officeooo:rsid="007d1b25" style:font-style-asian="italic" style:font-weight-asian="normal" style:font-style-complex="italic" style:font-weight-complex="normal"/>
    </style:style>
    <style:style style:name="T24" style:family="text">
      <style:text-properties fo:font-style="normal" fo:font-weight="normal" officeooo:rsid="007f2a06" style:font-style-asian="normal" style:font-weight-asian="normal" style:font-style-complex="normal" style:font-weight-complex="normal"/>
    </style:style>
    <style:style style:name="T25" style:family="text">
      <style:text-properties fo:font-style="normal" fo:font-weight="normal" officeooo:rsid="007d1f0e" style:font-style-asian="normal" style:font-weight-asian="normal" style:font-style-complex="normal" style:font-weight-complex="normal"/>
    </style:style>
    <style:style style:name="T26" style:family="text">
      <style:text-properties fo:font-style="normal" fo:font-weight="normal" officeooo:rsid="00868832" style:font-style-asian="normal" style:font-weight-asian="normal" style:font-style-complex="normal" style:font-weight-complex="normal"/>
    </style:style>
    <style:style style:name="T27" style:family="text">
      <style:text-properties fo:font-style="normal" fo:font-weight="normal" officeooo:rsid="007f0597" style:font-style-asian="normal" style:font-weight-asian="normal" style:font-style-complex="normal" style:font-weight-complex="normal"/>
    </style:style>
    <style:style style:name="T28" style:family="text">
      <style:text-properties fo:font-style="italic" officeooo:rsid="007f0597" style:font-style-asian="italic" style:font-style-complex="italic"/>
    </style:style>
    <style:style style:name="T29" style:family="text">
      <style:text-properties officeooo:rsid="007f2a06"/>
    </style:style>
    <style:style style:name="T30" style:family="text">
      <style:text-properties fo:font-style="italic" officeooo:rsid="007f2a06" style:font-style-asian="italic" style:font-style-complex="italic"/>
    </style:style>
    <style:style style:name="T31" style:family="text">
      <style:text-properties officeooo:rsid="00868832"/>
    </style:style>
    <style:style style:name="T32" style:family="text">
      <style:text-properties officeooo:rsid="00839c28"/>
    </style:style>
    <style:style style:name="T33" style:family="text">
      <style:text-properties officeooo:rsid="0082817f"/>
    </style:style>
    <style:style style:name="T34" style:family="text">
      <style:text-properties officeooo:rsid="0082fbd6"/>
    </style:style>
    <style:style style:name="T35" style:family="text">
      <style:text-properties fo:font-style="italic" officeooo:rsid="0082fbd6" style:font-style-asian="italic" style:font-style-complex="italic"/>
    </style:style>
    <style:style style:name="T36" style:family="text">
      <style:text-properties officeooo:rsid="00865621"/>
    </style:style>
    <style:style style:name="T37" style:family="text">
      <style:text-properties fo:font-style="italic" officeooo:rsid="00839c28" style:font-style-asian="italic" style:font-style-complex="italic"/>
    </style:style>
    <style:style style:name="T38" style:family="text">
      <style:text-properties officeooo:rsid="0088adcc"/>
    </style:style>
    <style:style style:name="T39" style:family="text">
      <style:text-properties fo:font-style="italic" officeooo:rsid="0088adcc" style:font-style-asian="italic" style:font-style-complex="italic"/>
    </style:style>
    <style:style style:name="T40" style:family="text">
      <style:text-properties officeooo:rsid="0088d8d2"/>
    </style:style>
    <style:style style:name="T41" style:family="text">
      <style:text-properties fo:font-style="italic" officeooo:rsid="0088d8d2" style:font-style-asian="italic" style:font-style-complex="italic"/>
    </style:style>
    <style:style style:name="T42" style:family="text">
      <style:text-properties fo:font-style="normal" style:text-underline-style="none" fo:font-weight="normal" officeooo:rsid="0053182a" style:font-style-asian="normal" style:font-weight-asian="normal" style:font-style-complex="normal" style:font-weight-complex="normal"/>
    </style:style>
    <style:style style:name="T43" style:family="text">
      <style:text-properties fo:font-style="normal" style:text-underline-style="solid" style:text-underline-width="auto" style:text-underline-color="font-color" fo:font-weight="normal" officeooo:rsid="0053182a" style:font-style-asian="normal" style:font-weight-asian="normal" style:font-style-complex="normal" style:font-weight-complex="normal"/>
    </style:style>
    <style:style style:name="T44" style:family="text">
      <style:text-properties officeooo:rsid="008a4997"/>
    </style:style>
    <style:style style:name="T45" style:family="text">
      <style:text-properties fo:font-style="italic" officeooo:rsid="008a4997" style:font-style-asian="italic" style:font-style-complex="italic"/>
    </style:style>
    <style:style style:name="T46" style:family="text">
      <style:text-properties fo:font-style="normal" officeooo:rsid="008a4997" style:font-style-asian="normal" style:font-style-complex="normal"/>
    </style:style>
    <style:style style:name="T47" style:family="text">
      <style:text-properties fo:font-style="normal" officeooo:rsid="008a8e89" style:font-style-asian="normal" style:font-style-complex="normal"/>
    </style:style>
    <style:style style:name="T48" style:family="text">
      <style:text-properties officeooo:rsid="008acab0"/>
    </style:style>
    <style:style style:name="T49" style:family="text">
      <style:text-properties officeooo:rsid="008f1d0b"/>
    </style:style>
    <style:style style:name="T50" style:family="text">
      <style:text-properties fo:font-style="italic" officeooo:rsid="008acab0" style:font-style-asian="italic" style:font-style-complex="italic"/>
    </style:style>
    <style:style style:name="T51" style:family="text">
      <style:text-properties fo:font-style="italic" officeooo:rsid="008c36da" style:font-style-asian="italic" style:font-style-complex="italic"/>
    </style:style>
    <style:style style:name="T52" style:family="text">
      <style:text-properties officeooo:rsid="008dcb89"/>
    </style:style>
    <style:style style:name="T53" style:family="text">
      <style:text-properties fo:font-size="10pt" style:font-size-asian="10pt" style:font-size-complex="10pt"/>
    </style:style>
    <style:style style:name="T54" style:family="text">
      <style:text-properties fo:font-size="10pt" fo:font-style="italic" officeooo:rsid="008c36da" style:font-size-asian="10pt" style:font-style-asian="italic" style:font-size-complex="10pt" style:font-style-complex="italic"/>
    </style:style>
    <style:style style:name="T55" style:family="text">
      <style:text-properties fo:font-size="10pt" fo:font-style="normal" officeooo:rsid="008c36da" style:font-size-asian="10pt" style:font-style-asian="normal" style:font-size-complex="10pt" style:font-style-complex="normal"/>
    </style:style>
    <style:style style:name="T56" style:family="text">
      <style:text-properties fo:font-style="italic" officeooo:rsid="008dcb89" style:font-style-asian="italic" style:font-style-complex="italic"/>
    </style:style>
    <style:style style:name="T57" style:family="text">
      <style:text-properties fo:font-style="normal" style:text-underline-style="none" style:font-style-asian="normal" style:font-style-complex="normal"/>
    </style:style>
    <style:style style:name="T58" style:family="text">
      <style:text-properties officeooo:rsid="005318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he Influence of Classical Music on Bill Evans</text:p>
      <text:p text:style-name="P4"/>
      <text:p text:style-name="P4"/>
      <text:p text:style-name="P4"/>
      <text:p text:style-name="P4"/>
      <text:p text:style-name="P4"/>
      <text:p text:style-name="P4"/>
      <text:p text:style-name="P4"/>
      <text:p text:style-name="P4"/>
      <text:p text:style-name="P4"/>
      <text:p text:style-name="P4"/>
      <text:p text:style-name="P5">Jason T. Press</text:p>
      <text:p text:style-name="P5">MUS 355: Music History II</text:p>
      <text:p text:style-name="P5"><text:span text:style-name="T1">29 April</text:span> 2025</text:p>
      <text:p text:style-name="P5"/>
      <text:p text:style-name="P6"><text:tab/></text:p>
      <text:p text:style-name="P7"><text:tab/><text:span text:style-name="T1">Classical music has made a huge impact </text:span><text:span text:style-name="T2">on</text:span><text:span text:style-name="T1"> the human race. </text:span><text:span text:style-name="T3">Even past its prime in the Romantic era, it continues to influence the music of today, even in genres which appear to have little to do with classical music. This is most evident in the music of Bill Evans, one of the most influential jazz pianists and composers of the 20</text:span><text:span text:style-name="T4">th</text:span><text:span text:style-name="T3"> century. Bill Evans is unique among his contemporaries because he has a large background in classical music, being formally trained in classical piano and composition. However, this did not hinder his career as a jazz musician. In fact, Bill Evan's background in classical music influenced his jazz career, specifically with the clarity of </text:span><text:span text:style-name="T5">voices</text:span><text:span text:style-name="T3"> </text:span><text:span text:style-name="T5">in his performances </text:span><text:span text:style-name="T3">and in his jazz compositions.</text:span></text:p>
      <text:p text:style-name="P8"><text:tab/><text:span text:style-name="T3">Firstly, </text:span><text:span text:style-name="T6">some definitions are in order. “C</text:span><text:span text:style-name="T3">lassical music” refers to all music in the classical style. This includes </text:span><text:span text:style-name="T6">everything from the baroque fugues of Bach to the planing of Debussy. Although there are lots of different styles within classical music, it will all be lumped together under the umbrella term of “classical music.” Likewise, “jazz music” refers to all music in the jazz style, even though the bebop of Charlie Parker and the </text:span><text:span text:style-name="T7">power ballads of Laufey</text:span><text:span text:style-name="T6"> are very different.</text:span></text:p>
      <text:p text:style-name="P8"><text:tab/><text:span text:style-name="T8">From an early age, Bill Evans was trained as a classical pianist. He quickly became a performing pianist, playing at dances and weddings in his home state of New Jersey.</text:span><text:span text:style-name="T8"><text:note text:id="ftn9" text:note-class="footnote"><text:note-citation>1</text:note-citation><text:note-body><text:p text:style-name="P9">Bill Evans, interview by Harry Evans, 1965. <text:a xlink:type="simple" xlink:href="https://www.youtube.com/watch?v=5QdM0oxWOZw&amp;list=ULYEHWaGuurUk" text:style-name="Internet_20_link" text:visited-style-name="Visited_20_Internet_20_Link">https://www.youtube.com/watch?v=5QdM0oxWOZw&amp;list=ULYEHWaGuurUk</text:a></text:p></text:note-body></text:note></text:span><text:span text:style-name="T8"> </text:span><text:span text:style-name="T9">Although he was a classical pianist by training, he was still influenced by the recordings he heard on the radio, such as from Nat Cole King (whom Evans admired greatly).</text:span><text:span text:style-name="T8"><text:note text:id="ftn7" text:note-class="footnote"><text:note-citation>2</text:note-citation><text:note-body><text:p text:style-name="P10">Bill Evans, interview by Marian McPartland, 1977, <text:span text:style-name="T10">Marian McPartland's Piano Jazz,</text:span><text:span text:style-name="T11"> </text:span><text:span text:style-name="T12">NPR</text:span><text:span text:style-name="T13">. </text:span><text:a xlink:type="simple" xlink:href="https://www.youtube.com/watch?v=IZDy3MQni78" text:style-name="Internet_20_link" text:visited-style-name="Visited_20_Internet_20_Link"><text:span text:style-name="T13">https://www.youtube.com/watch?v=IZDy3MQni78</text:span></text:a></text:p></text:note-body></text:note></text:span><text:span text:style-name="T8"> </text:span><text:span text:style-name="T14">He attended Southeastern Louisiana University and studied piano performance. At his senior recital, he performed works from Bach, Chopin, and Beethoven.</text:span><text:span text:style-name="T14"><text:note text:id="ftn0" text:note-class="footnote"><text:note-citation>3</text:note-citation><text:note-body><text:p text:style-name="P11"><text:span text:style-name="T9">Program</text:span> from Southeastern Louisiana College, <text:span text:style-name="T15">Senior Recital</text:span><text:span text:style-name="T9">, Bill Evans, pianist, April 24, 1950. </text:span><text:a xlink:type="simple" xlink:href="https://web.archive.org/web/20190319075253/http://www.billevanswebpages.com/recital.html" text:style-name="Internet_20_link" text:visited-style-name="Visited_20_Internet_20_Link"><text:span text:style-name="T9">https://web.archive.org/web/20190319075253/http://www.billevanswebpages.com/recital.html</text:span></text:a></text:p></text:note-body></text:note></text:span><text:span text:style-name="T14"> </text:span><text:span text:style-name="T16">He was positioned to be either a jazz pianist or a classical piano teacher.</text:span><text:span text:style-name="T16"><text:note text:id="ftn6" text:note-class="footnote"><text:note-citation>4</text:note-citation><text:note-body><text:p text:style-name="Footnote"><text:span text:style-name="T16">Pat Evans,</text:span> <text:span text:style-name="T17">The Two Brothers As I Knew Them: Harry and Bill Evans</text:span> (Virginia: Matt H. Evans, 2011), <text:span text:style-name="T18">3</text:span>.</text:p></text:note-body></text:note></text:span><text:span text:style-name="T16"> </text:span><text:span text:style-name="T9">After his service in the United States Army, where he </text:span><text:span text:style-name="T19">part time </text:span><text:span text:style-name="T9">ran a jazz radio station </text:span><text:span text:style-name="T19">with some of his friends, playing </text:span><text:soft-page-break/><text:span text:style-name="T19">tunes with fake books,</text:span><text:span text:style-name="T19"><text:note text:id="ftn1" text:note-class="footnote"><text:note-citation>5</text:note-citation><text:note-body><text:p text:style-name="P12">Peter Pettinger. <text:span text:style-name="T17">Bill Evans: How My Heart Sings </text:span><text:span text:style-name="T13">(Yale University Press, 2002), 23. </text:span></text:p></text:note-body></text:note></text:span><text:span text:style-name="T19"> Bill Evans moved to New York City and attended the Mannes College of Music for a postgraduate degree in music composition.</text:span><text:span text:style-name="T19"><text:note text:id="ftn2" text:note-class="footnote"><text:note-citation>6</text:note-citation><text:note-body><text:p text:style-name="P12">Pettinger, <text:span text:style-name="T17">Bill Evans</text:span><text:span text:style-name="T13">, 25.</text:span></text:p></text:note-body></text:note></text:span><text:span text:style-name="T19"> This is significantly more classical background than most other jazz musicians. </text:span><text:span text:style-name="T20">For example, his idol Nat King Cole dropped out of high school at 15 to pursue jazz, and learned piano from his mother, a church organist.</text:span><text:span text:style-name="T20"><text:note text:id="ftn3" text:note-class="footnote"><text:note-citation>7</text:note-citation><text:note-body><text:p text:style-name="P13">Alton Hornsby, <text:span text:style-name="T17">Black America: A State-by-State Historical Encyclopedia</text:span><text:span text:style-name="T13"> (Greenwood Publishing Group, 2011), 12-13.</text:span></text:p></text:note-body></text:note></text:span></text:p>
      <text:p text:style-name="P14"><text:span text:style-name="T21"><text:tab/></text:span><text:span text:style-name="T22">The first signs of influence of classical music come in his recording “Very Early,” from his album </text:span><text:span text:style-name="T23">Moon Beams</text:span><text:span text:style-name="T22">. </text:span><text:span text:style-name="T24">Bill</text:span><text:span text:style-name="T22"> Evans composed “Very Early” during his time as an undergraduate, but did not record it until 1962 in </text:span><text:span text:style-name="T23">Moon Beams</text:span><text:span text:style-name="T22">. </text:span><text:span text:style-name="T25">At 0:46, Evans shows off his use of contrapuntal voices to complement the melody.</text:span><text:span text:style-name="T25"><text:note text:id="ftn4" text:note-class="footnote"><text:note-citation>8</text:note-citation><text:note-body><text:p text:style-name="P15">“Very Early,” track 8 on Bill Evans Trio, <text:span text:style-name="T17">Moon Beams</text:span><text:span text:style-name="T13">, Riverside RLP-428, 1962.</text:span></text:p></text:note-body></text:note></text:span><text:span text:style-name="T25"> Although it is clearly presented at 0:46, Evans use</text:span><text:span text:style-name="T26">s</text:span><text:span text:style-name="T25"> counterpoint throughout his recording. Additionally, every time he uses an inner voice, every note </text:span><text:span text:style-name="T27">is not just audible, but clear</text:span><text:span text:style-name="T25">.</text:span><text:span text:style-name="T25"><text:note text:id="ftn5" text:note-class="footnote"><text:note-citation>9</text:note-citation><text:note-body><text:p text:style-name="P16">J. William Murray, <text:span text:style-name="T17">Billy's Touch: An Analysis of the Compositions of Bill Evans, Billy Strayhorn, and Bill Murray</text:span><text:span text:style-name="T13"> (Townson University, 2011), 30.</text:span></text:p></text:note-body></text:note></text:span><text:span text:style-name="T25"> This is one part of the “Bill Evans sound” that many jazz pianists try to emulate today: clear inner voices, derived from classical music, used in a jazz context.</text:span></text:p>
      <text:p text:style-name="P17"><text:tab/><text:span text:style-name="T16">His use of counterpoint in his compositions comes from his adoration of Bach. Although he never made an official classical music recording, there is a recording of Evans playing Bach in a practicing manner.</text:span><text:span text:style-name="T16"><text:note text:id="ftn8" text:note-class="footnote"><text:note-citation>10</text:note-citation><text:note-body><text:p text:style-name="P18">Bill Evans, <text:span text:style-name="T17">Practice Tape No. 1</text:span><text:span text:style-name="T13">, 2000, E3 Records E3R0013-01.</text:span></text:p></text:note-body></text:note></text:span><text:span text:style-name="T16"> It sounds as if he is sight reading the preludes and fugues of </text:span><text:span text:style-name="T28">The Well-Tempered Clavier </text:span><text:span text:style-name="T29">and </text:span><text:span text:style-name="T30">The Art of Fugue</text:span><text:span text:style-name="T16">, with page turns and a practice tempo, murmurs in the background, </text:span><text:span text:style-name="T31">and </text:span><text:span text:style-name="T16">stopping and starting at mistakes. </text:span></text:p>
      <text:p text:style-name="P17"><text:span text:style-name="T16"><text:tab/>His admiration of Bach doesn’t stop at just sight reading </text:span><text:span text:style-name="T28">The Well-Tempered Clavier</text:span><text:span text:style-name="T16">, however. In an interview with Jim Aikin, Evans claims:</text:span></text:p>
      <text:p text:style-name="P19">Bach changed my hand approach to playing the piano. I used to use a lot of finger technique when I was younger, and I changed over to a weight technique. Actually, if you play Bach and the voices sing at all, and sustain the way they should, you can't really play it with the wrong <text:soft-page-break/>approach. It's going to straighten you out in a hurry if you have a concept of what it should sound like. <text:span text:style-name="T29">(Pettinger, 2002)</text:span></text:p>
      <text:p text:style-name="P20"/>
      <text:p text:style-name="P21">Evans used Bach to train his fingers to be clear.<text:span text:style-name="T32"> </text:span>Bach was instrumental in the construction of the clear voicings in the Bill Evans sound.</text:p>
      <text:p text:style-name="P22"><text:tab/>The other aspect of the Bill Evans sound is <text:span text:style-name="T31">the</text:span> <text:span text:style-name="T33">unique way </text:span><text:span text:style-name="T31">he </text:span><text:span text:style-name="T33">voice</text:span><text:span text:style-name="T31">s</text:span> chord<text:span text:style-name="T33">s</text:span>. For example, in “So What” in Miles Davis’ album <text:span text:style-name="T17">Kind of Blue</text:span>, Evans<text:span text:style-name="T33"> excludes the bass note from his voicing, instead letting the bass take the bass note</text:span><text:span text:style-name="T33"><text:note text:id="ftn19" text:note-class="footnote"><text:note-citation>11</text:note-citation><text:note-body><text:p text:style-name="P23">Miles Davis, “So What,” track 1 on <text:span text:style-name="T17">Kind of Blue</text:span><text:span text:style-name="T13">, Columbia Records, 1959.</text:span></text:p></text:note-body></text:note></text:span><text:span text:style-name="T33">: “If I am going to be sitting here playing roots, fifths and full voicings, the bass is relegated to a time machine.”</text:span><text:span text:style-name="T33"><text:note text:id="ftn10" text:note-class="footnote"><text:note-citation>12</text:note-citation><text:note-body><text:p text:style-name="P24">Pettinger, <text:span text:style-name="T17">Bill Evans</text:span><text:span text:style-name="T13">, 105.</text:span></text:p></text:note-body></text:note></text:span><text:span text:style-name="T33"> This leaves the piano as a coloring tool, and allows the bass player to provide contrapuntal independence. </text:span><text:span text:style-name="T31">In addition to counterpoint, the</text:span><text:span text:style-name="T33"> idea comes from works </text:span><text:span text:style-name="T34">by many classical composers</text:span><text:span text:style-name="T35">, </text:span><text:span text:style-name="T32">where the bass note is struck at the beginning of the bar and left to ring while the other voices of the chord sing. An example </text:span><text:span text:style-name="T36">of this can be found</text:span><text:span text:style-name="T32"> in Debussy’s</text:span><text:span text:style-name="T37"> Clair de Lune,</text:span><text:span text:style-name="T32"> in the section labeled </text:span><text:span text:style-name="T37">Tempo rubato</text:span><text:span text:style-name="T32">,</text:span><text:span text:style-name="T37"> </text:span><text:span text:style-name="T32">where the bass strikes the root of the chord before the harmony and melody appear.</text:span><text:span text:style-name="T32"><text:note text:id="ftn11" text:note-class="footnote"><text:note-citation>13</text:note-citation><text:note-body><text:p text:style-name="P25">Claude Debussy, <text:span text:style-name="T17">Suite bergamasque </text:span><text:span text:style-name="T13">(E. Fromont, 1905), 15.</text:span></text:p></text:note-body></text:note></text:span><text:span text:style-name="T32"> </text:span><text:span text:style-name="T36">Evans utilize</text:span><text:span text:style-name="T31">s</text:span><text:span text:style-name="T36"> this technique in a jazz setting. </text:span><text:span text:style-name="T38">Both this unfilled chord combined with clear contrapuntal voices creates the Bill Evans sound.</text:span></text:p>
      <text:p text:style-name="P22"><text:tab/><text:span text:style-name="T38">Classical music also influenced his compositions. Perhaps the most notable example of this is his composition “Peace Piece,” in </text:span><text:span text:style-name="T39">Everybody Digs Bill Evans</text:span><text:span text:style-name="T38">. The piece opens with a left hand ostinato, before the lyrical melody appears after some repetitions.</text:span><text:span text:style-name="T38"><text:note text:id="ftn14" text:note-class="footnote"><text:note-citation>14</text:note-citation><text:note-body><text:p text:style-name="P26">Bill Evans, “Peace Piece,” track 6 on <text:span text:style-name="T17">Everybody Digs Bill Evans</text:span><text:span text:style-name="T13">, Riverside RLP-12-291, 1959.</text:span></text:p></text:note-body></text:note></text:span><text:span text:style-name="T38"> The piece is very clearly inspired by classical music. </text:span><text:span text:style-name="T40">The piece bears a striking resemblance to Frédéric Chopin’s works, but chiefly to </text:span><text:span text:style-name="T41">Berceuse</text:span><text:span text:style-name="T40"> in D-flat major, Op. 57.</text:span><text:span text:style-name="T40"><text:note text:id="ftn12" text:note-class="footnote"><text:note-citation>15</text:note-citation><text:note-body><text:p text:style-name="Footnote">Deborah <text:span text:style-name="T40">Mawer</text:span>, <text:span text:style-name="T17">French Music and Jazz in Conversation: From Debussy to Brubeck</text:span> (Cambridge University Press, 2015), <text:span text:style-name="T40">238</text:span>.</text:p></text:note-body></text:note></text:span><text:span text:style-name="T40"> Evan’s bass player after Scott LeFaro’s passing, Chuck Israels, says “[Peace Piece] owes more to Satie and Debussy than to [other contemporary jazz composers].”</text:span><text:span text:style-name="T40"><text:note text:id="ftn13" text:note-class="footnote"><text:note-citation>16</text:note-citation><text:note-body><text:p text:style-name="P27">Chuck Israels, <text:span text:style-name="T42">"Peace Piece," Bill Evans - Jazz Pianist, March 30, 2023. </text:span><text:a xlink:type="simple" xlink:href="https://web.archive.org/web/20230330200905/https://www.billevans.nl/peacepiece/" text:style-name="Internet_20_link" text:visited-style-name="Visited_20_Internet_20_Link"><text:span text:style-name="T43">https://web.archive.org/web/20230330200905/https://www.billevans.nl/peacepiece/</text:span></text:a></text:p></text:note-body></text:note></text:span><text:span text:style-name="T40"> </text:span><text:span text:style-name="T44">Evans </text:span><text:soft-page-break/><text:span text:style-name="T44">wanted his works to appear as improvisation, but still practiced,</text:span><text:span text:style-name="T44"><text:note text:id="ftn15" text:note-class="footnote"><text:note-citation>17</text:note-citation><text:note-body><text:p text:style-name="P26">Pettinger, <text:span text:style-name="T17">Bill Evans</text:span><text:span text:style-name="T13">, 69.</text:span></text:p></text:note-body></text:note></text:span><text:span text:style-name="T44"> much how like Chopin would improvise over his works.</text:span><text:span text:style-name="T44"><text:note text:id="ftn16" text:note-class="footnote"><text:note-citation>18</text:note-citation><text:note-body><text:p text:style-name="P28"><text:span text:style-name="T44">Raoul Koczalksi, “Nocturne in E-flat, Op. 9, No. 2 (with authentic variants),” track 23 in </text:span><text:span text:style-name="T45">The Complete Raoul von Koczalski, Vol. 2</text:span><text:span text:style-name="T46">, Marston Records </text:span>53016-2<text:span text:style-name="T46">.</text:span></text:p></text:note-body></text:note></text:span><text:span text:style-name="T44"><text:note text:id="ftn17" text:note-class="footnote"><text:note-citation>19</text:note-citation><text:note-body><text:p text:style-name="P26">Frédéric Chopin, <text:span text:style-name="T17">Nocturnes</text:span><text:span text:style-name="T13">, Op. 9 (Jan Ekier, 2022), </text:span><text:span text:style-name="T47">22.</text:span></text:p></text:note-body></text:note></text:span><text:span text:style-name="T44"> </text:span></text:p>
      <text:p text:style-name="P22"><text:tab/>“<text:span text:style-name="T48">Peace Piece” would go on to be Evan’s most famous work, receiving praise from everywhere.</text:span><text:span text:style-name="T48"><text:note text:id="ftn18" text:note-class="footnote"><text:note-citation>20</text:note-citation><text:note-body><text:p text:style-name="P23">Pettinger, <text:span text:style-name="T17">Bill Evans</text:span><text:span text:style-name="T13">, 70.</text:span></text:p></text:note-body></text:note></text:span><text:span text:style-name="T48"> </text:span><text:span text:style-name="T18">It reached Miles Davis, where he </text:span><text:span text:style-name="T49">turned</text:span><text:span text:style-name="T18"> </text:span><text:span text:style-name="T48">“Peace Piece” </text:span><text:span text:style-name="T49">into a song</text:span><text:span text:style-name="T48"> in </text:span><text:span text:style-name="T50">Kind of Blue </text:span><text:span text:style-name="T48">as “Flamenco Sketches,” featuring the famous left hand ostinato with the bass completing the bottom notes as Davis solos over the top, adapting the melody of </text:span><text:span text:style-name="T18">both “Peace Piece” and Ravel’s </text:span><text:span text:style-name="T49">impressionistic </text:span><text:span text:style-name="T18">modes</text:span><text:span text:style-name="T18"><text:note text:id="ftn25" text:note-class="footnote"><text:note-citation>21</text:note-citation><text:note-body><text:p text:style-name="P29">Pettinger, <text:span text:style-name="T17">Bill Evans</text:span><text:span text:style-name="T13">, 56.</text:span></text:p></text:note-body></text:note></text:span><text:span text:style-name="T48"> into </text:span><text:span text:style-name="T18">Davis’</text:span><text:span text:style-name="T48"> </text:span><text:span text:style-name="T49">solos</text:span><text:span text:style-name="T48">.</text:span><text:span text:style-name="T48"><text:note text:id="ftn20" text:note-class="footnote"><text:note-citation>22</text:note-citation><text:note-body><text:p text:style-name="P23">Miles Davis, “Flamenco Sketches,” track 5 on <text:span text:style-name="T17">Kind of Blue</text:span><text:span text:style-name="T13">, Columbia Records, 1959.</text:span></text:p></text:note-body></text:note></text:span><text:span text:style-name="T48"> </text:span><text:span text:style-name="T51">Kind of Blue</text:span><text:span text:style-name="T18"> would go on to change the world of jazz after its release in 1959, creating the wave of cool, modal jazz that would take over bars across the world, </text:span><text:span text:style-name="T52">with every work on the album becoming an instant jazz standard</text:span><text:span text:style-name="T18">, introducing new listeners to the wonderful world of improvisation,</text:span><text:span text:style-name="T18"><text:note text:id="ftn22" text:note-class="footnote"><text:note-citation>23</text:note-citation><text:note-body><text:p text:style-name="Footnote">“<text:span text:style-name="T53">Miles Davis: 'Kind of Blue',” </text:span><text:span text:style-name="T54">Jazz Profiles</text:span><text:span text:style-name="T55">, NPR, August 1, 2001. </text:span><text:a xlink:type="simple" xlink:href="https://www.npr.org/2011/01/04/10862796/miles-davis-kind-of-blue" text:style-name="Internet_20_link" text:visited-style-name="Visited_20_Internet_20_Link"><text:span text:style-name="T55">https://www.npr.org/2011/01/04/10862796/miles-davis-kind-of-blue</text:span></text:a></text:p></text:note-body></text:note></text:span><text:span text:style-name="T18"> reaching top of record sales year after year, decade after decade.</text:span><text:span text:style-name="T18"><text:note text:id="ftn21" text:note-class="footnote"><text:note-citation>24</text:note-citation><text:note-body><text:p text:style-name="P30">“<text:span text:style-name="T53">Miles Davis' 'Kind of Blue' Remains a Fixture on Vinyl Albums Chart, 58 Years Later,” Yahoo! News, October 11, 2023. </text:span><text:a xlink:type="simple" xlink:href="https://web.archive.org/web/20231011104936/https://www.yahoo.com/news/web/20231011104936/https://news.yahoo.com/news/miles-davis-kind-blue-remains-fixture-vinyl-albums-200225114.html" text:style-name="Internet_20_link" text:visited-style-name="Visited_20_Internet_20_Link"><text:span text:style-name="T53">https://web.archive.org/web/20231011104936/https://www.yahoo.com/news/web/20231011104936/https://news.yahoo.com/news/miles-davis-kind-blue-remains-fixture-vinyl-albums-200225114.html</text:span></text:a></text:p></text:note-body></text:note></text:span><text:span text:style-name="T18"> </text:span><text:span text:style-name="T52">The album itself only has three of the five tracks listing Bill Evans as a co-author,</text:span><text:span text:style-name="T52"><text:note text:id="ftn23" text:note-class="footnote"><text:note-citation>25</text:note-citation><text:note-body><text:p text:style-name="P31">Miles Davis, <text:span text:style-name="T17">Kind of Blue.</text:span></text:p></text:note-body></text:note></text:span><text:span text:style-name="T52"> but it is very likely that Bill Evans co-authored more songs, or even all songs, in </text:span><text:span text:style-name="T56">Kind of Blue</text:span><text:span text:style-name="T52">.</text:span><text:span text:style-name="T52"><text:note text:id="ftn24" text:note-class="footnote"><text:note-citation>26</text:note-citation><text:note-body><text:p text:style-name="P31">Pettinger, <text:span text:style-name="T17">Bill Evans</text:span><text:span text:style-name="T13">, 82.</text:span></text:p></text:note-body></text:note></text:span><text:span text:style-name="T52"> </text:span><text:span text:style-name="T49">All of them feature the same classical music influence that “Peace Piece” has, because classical music influenced Bill Evan’s jazz compositions.</text:span></text:p>
      <text:p text:style-name="P22"/>
      <text:p text:style-name="P32">Bibliography</text:p>
      <text:p text:style-name="P33"><text:span text:style-name="T57"/></text:p>
      <text:p text:style-name="P34"/>
      <text:p text:style-name="P35">Evans, Bill. Interview by Harry Evans, 1965. <text:a xlink:type="simple" xlink:href="https://www.youtube.com/watch?v=5QdM0oxWOZw&amp;list=ULYEHWaGuurUk" text:style-name="Internet_20_link" text:visited-style-name="Visited_20_Internet_20_Link"><text:span text:style-name="T58">https://www.youtube.com/watch?v=5QdM0oxWOZw&amp;list=ULYEHWaGuurUk</text:span></text:a></text:p>
      <text:p text:style-name="P36"/>
      <text:p text:style-name="P37"><text:span text:style-name="T16">Evans, Bill.</text:span> <text:span text:style-name="T16">I</text:span>nterview by Marian McPartland, 1977, <text:span text:style-name="T17">Marian McPartland's Piano Jazz</text:span>, NPR. <text:a xlink:type="simple" xlink:href="https://www.youtube.com/watch?v=IZDy3MQni78" text:style-name="Internet_20_link" text:visited-style-name="Visited_20_Internet_20_Link">https://www.youtube.com/watch?v=IZDy3MQni78</text:a></text:p>
      <text:p text:style-name="P38"/>
      <text:p text:style-name="P38">Program from Southeastern Louisiana College. <text:span text:style-name="T17">Senior Recital.</text:span> Bill Evans, pianist. April 24, 1950. <text:a xlink:type="simple" xlink:href="https://web.archive.org/web/20190319075253/http://www.billevanswebpages.com/recital.html" text:style-name="Internet_20_link" text:visited-style-name="Visited_20_Internet_20_Link">https://web.archive.org/web/20190319075253/http://www.billevanswebpages.com/recital.html</text:a></text:p>
      <text:p text:style-name="P39"/>
      <text:p text:style-name="P40">Evans, Pat. <text:span text:style-name="T17">The Two Brothers As I Knew Them: Harry and Bill Evans</text:span> (Virginia: Matt H. Evans, 2011).</text:p>
      <text:p text:style-name="P40"/>
      <text:p text:style-name="P40">Israels, Chuck. "Peace Piece." Bill Evans - Jazz Pianist. March 30, 2023. <text:a xlink:type="simple" xlink:href="https://web.archive.org/web/20230330200905/https://www.billevans.nl/peacepiece/" text:style-name="Internet_20_link" text:visited-style-name="Visited_20_Internet_20_Link">https://web.archive.org/web/20230330200905/https://www.billevans.nl/peacepiece/</text:a></text:p>
      <text:p text:style-name="P40"/>
      <text:p text:style-name="P40">Mawer, Deborah. <text:span text:style-name="T17">French Music and Jazz in Conversation: From Debussy to Brubeck</text:span> (Cambridge University Press, 2015).</text:p>
      <text:p text:style-name="P40"/>
      <text:p text:style-name="P41">Murray, J. William. <text:span text:style-name="T17">Billy’s Touch: An Analysis of the Compositions of Bill Evans, Billy Strayhorn, and Bill Murray</text:span> (Townson University, 2011).</text:p>
      <text:p text:style-name="P42"/>
      <text:p text:style-name="P42">Hornsby, Alton. <text:span text:style-name="T17">Black America: A State-by-State Historical Encyclopedia </text:span>(Greenwood Publishing Group, 2011).</text:p>
      <text:p text:style-name="P42"/>
      <text:p text:style-name="P40">Pettinger, Peter. <text:span text:style-name="T17">Bill Evans: How My Heart Sings</text:span> (Yale University Press, 2002). <text:a xlink:type="simple" xlink:href="https://cdn3.booksdl.lc/get.php?md5=2fb2c3e0fb1fa77b9a838ebd4867dad3&amp;key=ZPTTGIHBVASO2N1R" text:style-name="Internet_20_link" text:visited-style-name="Visited_20_Internet_20_Link">https://cdn3.booksdl.lc/get.php?md5=2fb2c3e0fb1fa77b9a838ebd4867dad3&amp;key=ZPTTGIHBVASO2N1R</text:a></text:p>
      <text:p text:style-name="P40"/>
      <text:p text:style-name="P43"/>
      <text:p text:style-name="P40"/>
      <text:p text:style-name="P44"/>
      <text:p text:style-name="P44"><text:soft-page-break/></text:p>
      <text:p text:style-name="P44">Debussy, <text:span text:style-name="T48">Claude</text:span>. <text:span text:style-name="T17">Suite bergamasque.</text:span> E. Fromont, 1905.</text:p>
      <text:p text:style-name="P44"/>
      <text:p text:style-name="P44"><text:span text:style-name="T48">Chopin, </text:span>Frédéric. <text:span text:style-name="T17">Nocturnes</text:span>, Op. 9. Jan Ekier, 2022.</text:p>
      <text:p text:style-name="P44"/>
      <text:p text:style-name="P44">“Miles Davis' 'Kind of Blue' Remains a Fixture on Vinyl Albums Chart, 58 Years Later.” Yahoo! News. October 11, 2023. <text:a xlink:type="simple" xlink:href="https://web.archive.org/web/20231011104936/https://www.yahoo.com/news/web/20231011104936/https://news.yahoo.com/news/miles-davis-kind-blue-remains-fixture-vinyl-albums-200225114.html" text:style-name="Internet_20_link" text:visited-style-name="Visited_20_Internet_20_Link">https://web.archive.org/web/20231011104936/https://www.yahoo.com/news/web/20231011104936/https://news.yahoo.com/news/miles-davis-kind-blue-remains-fixture-vinyl-albums-200225114.html</text:a></text:p>
      <text:p text:style-name="P44"/>
      <text:p text:style-name="P44">“Miles Davis: 'Kind of Blue'.” <text:span text:style-name="T17">Jazz Profiles</text:span>, NPR. August 1, 2001. <text:a xlink:type="simple" xlink:href="https://www.npr.org/2011/01/04/10862796/miles-davis-kind-of-blue" text:style-name="Internet_20_link" text:visited-style-name="Visited_20_Internet_20_Link">https://www.npr.org/2011/01/04/10862796/miles-davis-kind-of-blue</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Noto Serif" svg:font-family="'Noto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Noto Serif" fo:font-family="'Noto Serif'" style:font-family-generic="roman" style:font-pitch="variable" fo:font-size="24pt" fo:font-weight="bold" style:font-name-asian="Noto Sans1" style:font-family-asian="'Noto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Characters" style:display-name="Endnote Characters" style:family="text"/>
    <style:style style:name="Footnote_20_Characters" style:display-name="Footnote Characters"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9;&#9;"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3996b3" officeooo:paragraph-rsid="003996b3"/>
    </style:style>
    <style:style style:name="MP2" style:family="paragraph" style:parent-style-name="Header_20_left">
      <style:paragraph-properties fo:text-align="end" style:justify-single-word="false"/>
      <style:text-properties officeooo:rsid="003996b3" officeooo:paragraph-rsid="003996b3"/>
    </style:style>
    <style:style style:name="MP3" style:family="paragraph" style:parent-style-name="Head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 text:page-adjust="-1">4</text:page-number></text:p>
      </style:header>
      <style:header-first>
        <text:p text:style-name="MP2">1</text:p>
      </style:header-first>
    </style:master-page>
    <style:master-page style:name="Footnote" style:page-layout-name="Mpm2" draw:style-name="Mdp1">
      <style:header>
        <text:p text:style-name="Header"/>
      </style:header>
    </style:master-page>
    <style:master-page style:name="Endnote" style:page-layout-name="Mpm2" draw:style-name="Mdp1">
      <style:header>
        <text:p text:style-name="Header"/>
      </style:header>
    </style:master-page>
    <style:master-page style:name="First_20_Page" style:display-name="First Page" style:page-layout-name="Mpm3" draw:style-name="Mdp1" style:next-style-name="Standard">
      <style:header>
        <text:p text:style-name="MP3"><text:bookmark text:name="PageNumWizard_HEADER_First Page1"/></text:p>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04T14:07:31.065241942</meta:creation-date>
    <dc:date>2025-04-27T14:15:53.081739902</dc:date>
    <meta:editing-duration>P5DT8H50M22S</meta:editing-duration>
    <meta:editing-cycles>50</meta:editing-cycles>
    <meta:generator>LibreOffice/25.2.2.2$Linux_X86_64 LibreOffice_project/7370d4be9e3cf6031a51beef54ff3bda878e3fac</meta:generator>
    <meta:print-date>2025-03-23T17:32:18.799647183</meta:print-date>
    <meta:printed-by>PDF files</meta:printed-by>
    <meta:document-statistic meta:table-count="0" meta:image-count="0" meta:object-count="0" meta:page-count="7" meta:paragraph-count="58" meta:word-count="1661" meta:character-count="11124" meta:non-whitespace-character-count="9507"/>
  </office:meta>
</office:document-meta>
</file>